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traction motif dans une page web :</text:p>
      <text:p text:style-name="Standard"/>
      <text:p text:style-name="Standard">On recherche à extraire la structure logique de la page (architecture).</text:p>
      <text:p text:style-name="Standard"/>
      <text:p text:style-name="Standard">Approche possible: </text:p>
      <text:p text:style-name="Standard">1 – analyse du code HTML seule pas possible :</text:p>
      <text:list xml:id="list2002029360" text:style-name="L1">
        <text:list-item>
          <text:list>
            <text:list-item>
              <text:p text:style-name="P1">Divergence avec la couche de mise en page.</text:p>
            </text:list-item>
            <text:list-item>
              <text:p text:style-name="P1">Souplesse de la grammaire = diversité de la représentation des structures</text:p>
            </text:list-item>
          </text:list>
        </text:list-item>
      </text:list>
      <text:p text:style-name="Standard"/>
      <text:p text:style-name="Standard">Argument pour l'approche fonctionnelle : </text:p>
      <text:p text:style-name="Standard">manipulation d'un représentation abstraite. Indépendante de la représentation sous-jacente. Une solution basé sur l'analyse fonctionnelle est la meilleur dans cette configuration. En effet, les fonctionnalités des abstractions ne changent pas alors que leur représentation oui !!!! solution basé sur la recherche de pattern est mauvaise.</text:p>
      <text:p text:style-name="Standard"/>
      <text:p text:style-name="Standard"/>
      <text:p text:style-name="Standard">Perspective : </text:p>
      <text:p text:style-name="Standard">L'arrivé du web sémantique va faciliter l'extraction de la structure logique des pages web et amélioré la compréhension du contenu qu'elle défin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4-20T13:37:52</meta:creation-date>
    <dc:date>2014-04-20T14:07:56</dc:date>
    <dc:creator>Asus </dc:creator>
    <meta:editing-duration>PT28M52S</meta:editing-duration>
    <meta:editing-cycles>11</meta:editing-cycles>
    <meta:generator>LibreOffice/3.5$Linux_x86 LibreOffice_project/350m1$Build-2</meta:generator>
    <meta:document-statistic meta:table-count="0" meta:image-count="0" meta:object-count="0" meta:page-count="1" meta:paragraph-count="10" meta:word-count="125" meta:character-count="827" meta:non-whitespace-character-count="711"/>
  </office:meta>
</office:document-meta>
</file>